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DejaVu Sans" style:font-size-asian="10.5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DejaVu Sans" fo:font-size="7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729in"/>
    </style:style>
    <style:style style:name="Table2.B" style:family="table-column">
      <style:table-column-properties style:column-width="1.2333in"/>
    </style:style>
    <style:style style:name="Table2.C" style:family="table-column">
      <style:table-column-properties style:column-width="2.6875in"/>
    </style:style>
    <style:style style:name="Table2.D" style:family="table-column">
      <style:table-column-properties style:column-width="1.10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Text_20_body">
      <style:text-properties fo:font-size="10pt" style:font-size-asian="10pt" style:font-size-complex="10pt"/>
    </style:style>
    <style:style style:name="MP5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52in" fo:margin-bottom="0.25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008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name&gt;">company.name</text:text-input></text:p>
        <text:p text:style-name="MP1"><text:text-input text:description="&lt;company.street&gt;">company.street</text:text-input></text:p>
        <text:p text:style-name="MP1"><text:text-input text:description="&lt;company.zip&gt;">company.zip</text:text-input> <text:text-input text:description="&lt;company.city&gt;">company.city</text:text-input></text:p>
        <text:p text:style-name="MP1"><text:text-input text:description="&lt;company.phone&gt;">company.phone</text:text-input></text:p>
        <text:p text:style-name="MP1"><text:text-input text:description="&lt;company.email&gt;">company.email</text:text-input></text:p>
        <text:p text:style-name="MP2">Dr FRANCOIS L</text:p>
        <text:p text:style-name="Horizontal_20_Line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table:number-columns-spanned="2" office:value-type="string">
              <text:p text:style-name="MP3">N° CAFAT:</text:p>
            </table:table-cell>
            <table:covered-table-cell/>
            <table:table-cell table:style-name="Table2.C1" table:number-columns-spanned="2" office:value-type="string">
              <text:p text:style-name="MP3"><text:text-input text:description="&lt;user.cafat_id&gt;">user.cafat_id</text:text-input></text:p>
            </table:table-cell>
            <table:covered-table-cell/>
          </table:table-row>
          <table:table-row>
            <table:table-cell table:style-name="Table2.A2" table:number-columns-spanned="2" office:value-type="string">
              <text:p text:style-name="MP3">N° de registre du commerce</text:p>
            </table:table-cell>
            <table:covered-table-cell/>
            <table:table-cell table:style-name="Table2.C2" table:number-columns-spanned="2" office:value-type="string">
              <text:p text:style-name="Table_20_Contents"><text:text-input text:description="&lt;company.company_registry&gt;">company.registry</text:text-input></text:p>
            </table:table-cell>
            <table:covered-table-cell/>
          </table:table-row>
          <table:table-row>
            <table:table-cell table:style-name="Table2.C2" table:number-columns-spanned="4" office:value-type="string">
              <text:p text:style-name="MP3">Domiciliation bancaire</text:p>
            </table:table-cell>
            <table:covered-table-cell/>
            <table:covered-table-cell/>
            <table:covered-table-cell/>
          </table:table-row>
          <table:table-row>
            <table:table-cell table:style-name="Table2.A2" office:value-type="string">
              <text:p text:style-name="MP3">Banque</text:p>
            </table:table-cell>
            <table:table-cell table:style-name="Table2.A2" office:value-type="string">
              <text:p text:style-name="MP3">Guichet</text:p>
            </table:table-cell>
            <table:table-cell table:style-name="Table2.A2" office:value-type="string">
              <text:p text:style-name="Table_20_Contents">Numéro de compte</text:p>
            </table:table-cell>
            <table:table-cell table:style-name="Table2.C2" office:value-type="string">
              <text:p text:style-name="Table_20_Contents">Rib</text:p>
            </table:table-cell>
          </table:table-row>
          <table:table-row>
            <table:table-cell table:style-name="Table2.A2" office:value-type="string">
              <text:p text:style-name="MP3">17499</text:p>
            </table:table-cell>
            <table:table-cell table:style-name="Table2.A2" office:value-type="string">
              <text:p text:style-name="MP3">00010</text:p>
            </table:table-cell>
            <table:table-cell table:style-name="Table2.A2" office:value-type="string">
              <text:p text:style-name="Table_20_Contents">20596602014</text:p>
            </table:table-cell>
            <table:table-cell table:style-name="Table2.C2" office:value-type="string">
              <text:p text:style-name="Table_20_Contents">93</text:p>
            </table:table-cell>
          </table:table-row>
          <table:table-row>
            <table:table-cell table:style-name="Table2.A2" table:number-columns-spanned="2" office:value-type="string">
              <text:p text:style-name="MP3">IBAN</text:p>
            </table:table-cell>
            <table:covered-table-cell/>
            <table:table-cell table:style-name="Table2.C2" table:number-columns-spanned="2" office:value-type="string">
              <text:p text:style-name="Table_20_Contents">FR76 1749 9 000 1020 5966 0201 493</text:p>
            </table:table-cell>
            <table:covered-table-cell/>
          </table:table-row>
          <table:table-row>
            <table:table-cell table:style-name="Table2.C2" table:number-columns-spanned="4" office:value-type="string">
              <text:p text:style-name="MP3">BCI TRIANON</text:p>
            </table:table-cell>
            <table:covered-table-cell/>
            <table:covered-table-cell/>
            <table:covered-table-cell/>
          </table:table-row>
        </table:table>
        <text:p text:style-name="MP4"/>
      </style:header>
      <style:footer>
        <text:p text:style-name="MP5">Contact:<text:text-input text:description="&lt;user.name&gt;">user.name</text:text-input><text:line-break/>Email:<text:text-input text:description="&lt;user.email&gt;">user.email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21:06:54</meta:creation-date>
    <meta:generator>LibreOffice/3.5$Linux_X86_64 LibreOffice_project/350m1$Build-2</meta:generator>
    <dc:date>2014-01-22T21:03:10</dc:date>
    <meta:editing-duration>PT47M31S</meta:editing-duration>
    <meta:editing-cycles>24</meta:editing-cycles>
    <meta:document-statistic meta:table-count="1" meta:image-count="0" meta:object-count="0" meta:page-count="1" meta:paragraph-count="23" meta:word-count="43" meta:character-count="313" meta:non-whitespace-character-count="293"/>
  </office:meta>
</office:document-meta>
</file>